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0F1E03EEB10599A1B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00ccff"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cc00" draw:fill="solid" draw:fill-color="#00cc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374cm" fo:min-width="0.383cm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2.729cm" fo:min-width="5.8cm"/>
    </style:style>
    <style:style style:name="gr6" style:family="graphic" style:parent-style-name="standard">
      <style:graphic-properties svg:stroke-color="#661900" draw:fill="solid" draw:fill-color="#6619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3300" draw:fill="solid" draw:fill-color="#ff33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577cm" fo:min-width="0.15cm"/>
    </style:style>
    <style:style style:name="gr9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3300" draw:fill="solid" draw:fill-color="#ff33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ccff"/>
      <style:paragraph-properties fo:text-align="center"/>
    </style:style>
    <style:style style:name="P3" style:family="paragraph">
      <loext:graphic-properties draw:fill="solid" draw:fill-color="#00cc00"/>
      <style:paragraph-properties fo:text-align="center"/>
    </style:style>
    <style:style style:name="P4" style:family="paragraph">
      <loext:graphic-properties draw:fill="none" draw:fill-color="#ffffff"/>
      <style:text-properties fo:color="#000000" style:font-name="DejaVu Sans Mono" fo:font-size="9pt" style:font-size-asian="9pt" style:font-size-complex="9pt"/>
    </style:style>
    <style:style style:name="P5" style:family="paragraph">
      <style:paragraph-properties fo:line-height="150%" fo:text-align="end">
        <style:tab-stops/>
      </style:paragraph-properties>
    </style:style>
    <style:style style:name="P6" style:family="paragraph">
      <loext:graphic-properties draw:fill="none" draw:fill-color="#ffffff"/>
      <style:paragraph-properties fo:line-height="150%" fo:text-align="end">
        <style:tab-stops/>
      </style:paragraph-properties>
      <style:text-properties fo:color="#000000" style:font-name="DejaVu Sans Mono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661900"/>
      <style:paragraph-properties fo:text-align="center"/>
    </style:style>
    <style:style style:name="P8" style:family="paragraph">
      <loext:graphic-properties draw:fill="solid" draw:fill-color="#ff3300"/>
      <style:paragraph-properties fo:text-align="center"/>
    </style:style>
    <style:style style:name="P9" style:family="paragraph">
      <loext:graphic-properties draw:fill="none" draw:fill-color="#ffffff"/>
      <style:text-properties fo:color="#000000" style:font-name="DejaVu Sans Mono" fo:font-size="7pt" style:font-size-asian="7pt" style:font-size-complex="7pt"/>
    </style:style>
    <style:style style:name="T1" style:family="text">
      <style:text-properties fo:color="#000000" style:font-name="DejaVu Sans Mono" fo:font-size="9pt" style:font-size-asian="9pt" style:font-size-complex="9pt"/>
    </style:style>
    <style:style style:name="T2" style:family="text">
      <style:text-properties fo:color="#00cc00" style:font-name="DejaVu Sans Mono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6600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ccff" style:font-name="DejaVu Sans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661900" style:font-name="DejaVu Sans Mono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DejaVu Sans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1.07cm" svg:y="3.216cm">
          <draw:image xlink:href="Pictures/1000020100000188000000F1E03EEB10599A1BC7.png" xlink:type="simple" xlink:show="embed" xlink:actuate="onLoad">
            <text:p/>
          </draw:image>
        </draw:frame>
        <draw:custom-shape draw:style-name="gr2" draw:text-style-name="P2" draw:layer="layout" svg:width="0.2cm" svg:height="0.2cm" svg:x="5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1.075cm" svg:y="6.93cm">
          <draw:text-box>
            <text:p><text:span text:style-name="T1">P8</text:span></text:p>
          </draw:text-box>
        </draw:frame>
        <draw:frame draw:style-name="gr4" draw:text-style-name="P4" draw:layer="layout" svg:width="0.883cm" svg:height="0.624cm" svg:x="1.076cm" svg:y="3.13cm">
          <draw:text-box>
            <text:p><text:span text:style-name="T1">P9</text:span></text:p>
          </draw:text-box>
        </draw:frame>
        <draw:frame draw:style-name="gr5" draw:text-style-name="P6" draw:layer="layout" svg:width="6.314cm" svg:height="2.979cm" svg:x="2.4cm" svg:y="3.885cm">
          <draw:text-box>
            <text:p text:style-name="P5"><text:span text:style-name="T2">Analog </text:span><text:span text:style-name="T2">ꔷ</text:span></text:p>
            <text:p text:style-name="P5"><text:span text:style-name="T3">GPIO </text:span><text:span text:style-name="T3">ꔷ</text:span></text:p>
            <text:p text:style-name="P5"><text:span text:style-name="T4">Multi feature digital </text:span><text:span text:style-name="T4">ꔷ</text:span></text:p>
            <text:p text:style-name="P5"><text:span text:style-name="T5">Reserved digital </text:span><text:span text:style-name="T5">ꔷ</text:span></text:p>
          </draw:text-box>
        </draw:frame>
        <draw:custom-shape draw:style-name="gr3" draw:text-style-name="P3" draw:layer="layout" svg:width="0.2cm" svg:height="0.2cm" svg:x="2.9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7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5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5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7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cm" svg:height="0.2cm" svg:x="2.9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1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2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3.9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4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6.1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6.1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5.9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cm" svg:height="0.2cm" svg:x="5.903cm" svg:y="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1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0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04cm" svg:y="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05cm" svg:y="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06cm" svg:y="7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907cm" svg:y="7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2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5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5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4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2cm" svg:height="0.2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65cm" svg:height="0.827cm" svg:x="6.3cm" svg:y="3.076cm">
          <draw:text-box>
            <text:p><text:span text:style-name="T6">1</text:span></text:p>
            <text:p><text:span text:style-name="T6">2</text:span></text:p>
          </draw:text-box>
        </draw:frame>
        <draw:frame draw:style-name="gr8" draw:text-style-name="P9" draw:layer="layout" svg:width="0.65cm" svg:height="0.827cm" svg:x="6.3cm" svg:y="6.877cm">
          <draw:text-box>
            <text:p><text:span text:style-name="T6">1</text:span></text:p>
            <text:p><text:span text:style-name="T6">2</text:span></text:p>
          </draw:text-box>
        </draw:frame>
        <draw:custom-shape draw:style-name="gr2" draw:text-style-name="P2" draw:layer="layout" svg:width="0.2cm" svg:height="0.2cm" svg:x="4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4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3.701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3.902cm" svg:y="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2.827cm" svg:y="3.56cm">
          <draw:text-box>
            <text:p><text:span text:style-name="T1">JT</text:span></text:p>
          </draw:text-box>
        </draw:frame>
        <draw:custom-shape draw:style-name="gr10" draw:text-style-name="P8" draw:layer="layout" svg:width="0.2cm" svg:height="0.2cm" svg:x="1.0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.002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.00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.00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.005cm" svg:y="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2cm" svg:height="0.2cm" svg:x="1.006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2cm" svg:height="0.2cm" svg:x="1.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83cm" svg:height="0.624cm" svg:x="0.777cm" svg:y="4.93cm">
          <draw:text-box>
            <text:p><text:span text:style-name="T1">S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8-09-09T18:24:55.933651474</dc:date>
    <meta:editing-duration>PT1H58M54S</meta:editing-duration>
    <meta:editing-cycles>29</meta:editing-cycles>
    <meta:generator>LibreOffice/5.1.6.2$Linux_X86_64 LibreOffice_project/10m0$Build-2</meta:generator>
    <meta:document-statistic meta:object-count="91"/>
  </office:meta>
</office:document-meta>
</file>